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WebSocketHandlerAdapter.JettyWebSocketHandlerAdapter( WebSocketHandler webSocketHandler , JettyWebSocketSession ws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ttyWebSocketHandlerAdapter.onWebSocketClose( int statusCode , String reas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ttyWebSocketHandlerAdapter.onWebSocketError( Throwable 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ttyWebSocketHandlerAdapter.onWebSocketConnect(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ettyWebSocketHandlerAdapter.onWebSocketBinary( byte [ ] payload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ettyWebSocketHandlerAdapter.onWebSocketText( String payloa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ettyWebSocketHandlerAdapter.onWebSocketFrame( Frame fr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